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33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5.943cm"/>
    </style:style>
    <style:style style:name="co5" style:family="table-column">
      <style:table-column-properties fo:break-before="auto" style:column-width="9.296cm"/>
    </style:style>
    <style:style style:name="ro1" style:family="table-row">
      <style:table-row-properties style:row-height="1.65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4.888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1.252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ro8" style:family="table-row">
      <style:table-row-properties style:row-height="3.272cm" fo:break-before="auto" style:use-optimal-row-height="true"/>
    </style:style>
    <style:style style:name="ro9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1pt" fo:font-weight="normal" style:font-size-asian="11pt" style:font-weight-asian="normal" style:font-size-complex="11pt" style:font-weight-complex="normal"/>
    </style:style>
    <style:style style:name="ce1" style:family="table-cell" style:parent-style-name="Default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size-asian="11pt" style:font-size-complex="11pt" style:font-weight-asian="normal" style:font-weight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9" table:default-cell-style-name="ce2"/>
        <table:table-row table:style-name="ro1">
          <table:table-cell table:style-name="ce3" office:value-type="string" calcext:value-type="string" table:number-columns-spanned="5" table:number-rows-spanned="1">
            <text:p>Create Google Account for Personal Use – Test Cases</text:p>
          </table:table-cell>
          <table:covered-table-cell table:number-columns-repeated="4" table:style-name="ce9"/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5" table:number-rows-spanned="1">
            <text:p><text:span text:style-name="T1">Preconditions: Go to the Create your Google Account page (</text:span><text:span text:style-name="T1"><text:a xlink:href="https://accounts.google.com/signup/v2/webcreateaccount?service=mail&amp;continue=https%3A%2F%2Fmail.google.com%2Fmail%2F&amp;flowName=GlifWebSignIn&amp;flowEntry=SignUp&amp;hl=en-GB" xlink:type="simple">SignUpPage</text:a></text:span><text:span text:style-name="T1">)</text:span>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mCreate-0</text:p>
          </table:table-cell>
          <table:table-cell office:value-type="string" calcext:value-type="string">
            <text:p>The Create Account Page loads properly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Reload the Create Account page </text:p>
          </table:table-cell>
          <table:table-cell office:value-type="string" calcext:value-type="string">
            <text:p>The page loads with properly with elements: </text:p>
            <text:p>*The “Create your Google Account</text:p>
            <text:p>to continue to Gmail” message</text:p>
            <text:p>*The registration form (First name, Last name, Username, Password, Confirm)</text:p>
            <text:p>* The “Sign in instead” button</text:p>
            <text:p>*The ”Next” button</text:p>
            <text:p>* The “Show password” check-box</text:p>
            <text:p>*Language selection option </text:p>
            <text:p>*Help / Privacy / Terms tabs</text:p>
            <text:p/>
            <text:p>The mouse cursor is set in First name fiel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9" table:number-columns-repeated="4"/>
          <table:table-cell table:style-name="Default"/>
          <table:table-cell table:number-columns-repeated="1019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mCreate-1</text:p>
          </table:table-cell>
          <table:table-cell office:value-type="string" calcext:value-type="string">
            <text:p>Correctly creating an accou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name in the field “First name”</text:p>
          </table:table-cell>
          <table:table-cell office:value-type="string" calcext:value-type="string">
            <text:p>The name entered is displayed in the “Fir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last name in the field “Last Name”</text:p>
          </table:table-cell>
          <table:table-cell office:value-type="string" calcext:value-type="string">
            <text:p>The last name entered is displayed in the “Last Name” fiel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new user name (not taken) in the field “Username” (use letters, numbers and periods)</text:p>
          </table:table-cell>
          <table:table-cell office:value-type="string" calcext:value-type="string">
            <text:p>The user name entered is displayed in the “Username” fiel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ype password in the field “Password” (use 8 or more characters with a mix of letters, numbers &amp; symbol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The account is created</text:p>
            <text:p>The Welcome and Personalization  page opens</text:p>
            <text:p> 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mCreate-2</text:p>
          </table:table-cell>
          <table:table-cell office:value-type="string" calcext:value-type="string">
            <text:p>The “First name” field is requir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last name in the field “Last Name”</text:p>
          </table:table-cell>
          <table:table-cell office:value-type="string" calcext:value-type="string">
            <text:p>The last name entered is displayed in the “Last Name” fiel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a new user name (not taken) in the field “Username” (use only letters, numbers and periods)</text:p>
          </table:table-cell>
          <table:table-cell office:value-type="string" calcext:value-type="string">
            <text:p>The user name entered is displayed in the “Username” fiel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password in the field “Password” (use 8 or more characters with a mix of letters, numbers &amp; symbol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The account is not created</text:p>
            <text:p>The “First name” field is highlighted in red</text:p>
            <text:p>“Enter first name” message is shown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mCreate-3</text:p>
          </table:table-cell>
          <table:table-cell office:value-type="string" calcext:value-type="string">
            <text:p>The “Last name” field is requir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a first name in the field “First name”</text:p>
          </table:table-cell>
          <table:table-cell office:value-type="string" calcext:value-type="string">
            <text:p>The first name entered is displayed in the “First name” fiel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a new user name (not taken) in the field “Username” (use only letters, numbers and periods)</text:p>
          </table:table-cell>
          <table:table-cell office:value-type="string" calcext:value-type="string">
            <text:p>The user name entered is displayed in the “Username” fiel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password in the field “Password” (use 8 or more characters with a mix of letters, numbers &amp; symbol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The account is not created</text:p>
            <text:p>The “Last name” field is highlighted in red</text:p>
            <text:p>“Enter last name” message is shown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mCreate-4</text:p>
          </table:table-cell>
          <table:table-cell office:value-type="string" calcext:value-type="string">
            <text:p>Cannot create an account with a space as the first n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a space in the field “First name”</text:p>
          </table:table-cell>
          <table:table-cell office:value-type="string" calcext:value-type="string">
            <text:p>The cursor has moved in the “Fir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last name in the field “Last Name”</text:p>
          </table:table-cell>
          <table:table-cell office:value-type="string" calcext:value-type="string">
            <text:p>The last name entered is displayed in the “Last Name” fiel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new user name (not taken) in the field “Username” (use only letters, numbers and periods)</text:p>
          </table:table-cell>
          <table:table-cell office:value-type="string" calcext:value-type="string">
            <text:p>The user name entered is displayed in the “Username” fiel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ype password in the field “Password” (use 8 or more characters with a mix of letters, numbers &amp; symbol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The account is not created</text:p>
            <text:p>The “First name” field is highlighted in red</text:p>
            <text:p>“Enter first name” message is show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mCreate-5</text:p>
          </table:table-cell>
          <table:table-cell office:value-type="string" calcext:value-type="string">
            <text:p>Cannot create an account with a space as the last n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name in the field “First name”</text:p>
          </table:table-cell>
          <table:table-cell office:value-type="string" calcext:value-type="string">
            <text:p>The name entered is displayed in the “First name” field 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space in the field “Last Name”</text:p>
          </table:table-cell>
          <table:table-cell office:value-type="string" calcext:value-type="string">
            <text:p>The cursor has moved in the “Last name” fiel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new user name (not taken) in the field “Username” (use only letters, numbers and periods)</text:p>
          </table:table-cell>
          <table:table-cell office:value-type="string" calcext:value-type="string">
            <text:p>The user name entered is displayed in the “Username” fiel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ype password in the field “Password” (use 8 or more characters with a mix of letters, numbers &amp; symbol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<text:span text:style-name="T2">The account is not created</text:span></text:p>
            <text:p><text:span text:style-name="T2">The “Last name” field is highlighted in red</text:span></text:p>
            <text:p><text:span text:style-name="T2">“Enter last name” message is shown</text:span></text:p>
            <text:p> 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mCreate-6</text:p>
          </table:table-cell>
          <table:table-cell office:value-type="string" calcext:value-type="string">
            <text:p>The “First name” field accepts diacritics (e. g. ś, ć, ē, ï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Type name contains diacritics (e. g. ś, ć, ē, ï),</text:span> in the field “First name”</text:p>
          </table:table-cell>
          <table:table-cell office:value-type="string" calcext:value-type="string">
            <text:p>The name entered is displayed in the “First name” field 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space in the field “Last Name”</text:p>
          </table:table-cell>
          <table:table-cell office:value-type="string" calcext:value-type="string">
            <text:p><text:span text:style-name="T2">The name entered is displayed i</text:span>n the “Last name” fiel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new user name (not taken) in the field “Username” (use only letters, numbers and periods)</text:p>
          </table:table-cell>
          <table:table-cell office:value-type="string" calcext:value-type="string">
            <text:p>The user name entered is displayed in the “Username” fiel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ype password in the field “Password” (use 8 or more characters with a mix of letters, numbers &amp; symbol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The account is created</text:p>
            <text:p>The Welcome and Personalization page is opened </text:p>
            <text:p> 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mCreate-7</text:p>
          </table:table-cell>
          <table:table-cell office:value-type="string" calcext:value-type="string">
            <text:p>The “Last name” field accepts diacritics (e. g. ś, ć, ē, ï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Type name</text:span> in the field “First name”</text:p>
          </table:table-cell>
          <table:table-cell office:value-type="string" calcext:value-type="string">
            <text:p>The name entered is displayed in the “First name” fiel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Type last name contains diacritics (e. g. ś, ć, ē, ï),</text:span> in the field “Last name”</text:p>
          </table:table-cell>
          <table:table-cell office:value-type="string" calcext:value-type="string">
            <text:p><text:span text:style-name="T2">The name entered is displayed i</text:span>n the “Last name” fiel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new user name (not taken) in the field “Username” (use only letters, numbers and periods)</text:p>
          </table:table-cell>
          <table:table-cell office:value-type="string" calcext:value-type="string">
            <text:p>The user name entered is displayed in the “Username” fiel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ype password in the field “Password” (use 8 or more characters with a mix of letters, numbers &amp; symbol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The account is created</text:p>
            <text:p>The Welcome and Personalization  page is opened </text:p>
            <text:p> 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mCreate-8</text:p>
          </table:table-cell>
          <table:table-cell office:value-type="string" calcext:value-type="string">
            <text:p>The “Last name” field accepts sign – (for double last nam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Type name</text:span> in the field “First name”</text:p>
          </table:table-cell>
          <table:table-cell office:value-type="string" calcext:value-type="string">
            <text:p>The name entered is displayed in the “Fir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a double last name with a dash in it</text:p>
          </table:table-cell>
          <table:table-cell office:value-type="string" calcext:value-type="string">
            <text:p><text:span text:style-name="T2">The name entered is displayed i</text:span>n the “Last name” fiel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new user name (not taken) in the field “Username” (use only letters, numbers and periods)</text:p>
          </table:table-cell>
          <table:table-cell office:value-type="string" calcext:value-type="string">
            <text:p>The user name entered is displayed in the “Username” fiel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ype password in the field “Password” (use 8 or more characters with a mix of letters, numbers &amp; symbol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The account is created</text:p>
            <text:p>The Welcome and Personalization  page is opened </text:p>
            <text:p> 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mCreate-9</text:p>
          </table:table-cell>
          <table:table-cell office:value-type="string" calcext:value-type="string">
            <text:p>The “Username” field is requir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name in the field “First name”</text:p>
          </table:table-cell>
          <table:table-cell office:value-type="string" calcext:value-type="string">
            <text:p>The name entered is displayed in the “Fir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last name in the field “Last Name”</text:p>
          </table:table-cell>
          <table:table-cell office:value-type="string" calcext:value-type="string">
            <text:p>The last name entered is displayed in the “Last Name” fiel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password in the field “Password” (use 8 or more characters with a mix of letters, numbers &amp; symbol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The account is not created</text:p>
            <text:p>The “Username” field is highlighted in red</text:p>
            <text:p>“Enter username” message is show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mCreate-10</text:p>
          </table:table-cell>
          <table:table-cell office:value-type="string" calcext:value-type="string">
            <text:p>The user name must be uniqu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name in the field “First name”</text:p>
          </table:table-cell>
          <table:table-cell office:value-type="string" calcext:value-type="string">
            <text:p>The name entered is displayed in the “Fir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last name in the field “Last Name”</text:p>
          </table:table-cell>
          <table:table-cell office:value-type="string" calcext:value-type="string">
            <text:p>The last name entered is displayed in the “Last Name” field 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user name which is taken, in the field “Username” (use only letters, numbers and periods)</text:p>
          </table:table-cell>
          <table:table-cell office:value-type="string" calcext:value-type="string">
            <text:p><text:span text:style-name="T2">The user name entered is displayed in the “Username” field </text:span></text:p>
            <text:p>The “Username” field is highlighted in red</text:p>
            <text:p>“That username is taken. Try another” message is shown</text:p>
            <text:p>Available alternatives are proposed</text:p>
            <text:p/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ype password in the field “Password” (use 8 or more characters with a mix of letters, numbers &amp; symbol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<text:span text:style-name="T2">The account is not created</text:span></text:p>
            <text:p><text:span text:style-name="T2">The “Username” field is highlighted in red</text:span></text:p>
            <text:p><text:span text:style-name="T2">“That username is taken. Try another” message is shown</text:span></text:p>
            <text:p><text:span text:style-name="T2">Available alternatives are propose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mCreate-11</text:p>
          </table:table-cell>
          <table:table-cell office:value-type="string" calcext:value-type="string">
            <text:p>Cannot create an account with a space as user n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name in the field “First name”</text:p>
          </table:table-cell>
          <table:table-cell office:value-type="string" calcext:value-type="string">
            <text:p>The name entered is displayed in the “Fir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last name in the field “Last Name”</text:p>
          </table:table-cell>
          <table:table-cell office:value-type="string" calcext:value-type="string">
            <text:p>The last name entered is displayed in the “La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space in the field “Username” </text:p>
          </table:table-cell>
          <table:table-cell office:value-type="string" calcext:value-type="string">
            <text:p><text:span text:style-name="T2">The cursor has moved in the “Username” field </text:span></text:p>
            <text:p/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ype password in the field “Password” (use 8 or more characters with a mix of letters, numbers &amp; symbol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<text:span text:style-name="T2">The account is not created</text:span></text:p>
            <text:p><text:span text:style-name="T2">The “Username” field is highlighted in red</text:span></text:p>
            <text:p><text:span text:style-name="T2">“Choose a Gmail address” message is shown</text:span></text:p>
            <text:p/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mCreate-12</text:p>
          </table:table-cell>
          <table:table-cell office:value-type="string" calcext:value-type="string">
            <text:p>The “Username” field doesn’t accept a symbol (e. g.: @, $, %, -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name in the field “First name”</text:p>
          </table:table-cell>
          <table:table-cell office:value-type="string" calcext:value-type="string">
            <text:p>The name entered is displayed in the “Fir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last name in the field “Last Name”</text:p>
          </table:table-cell>
          <table:table-cell office:value-type="string" calcext:value-type="string">
            <text:p>The last name entered is displayed in the “Last Name” field 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user name which contains a symbol (e. g.: @, $, %, -) <text:s/>in the field “Username”</text:p>
          </table:table-cell>
          <table:table-cell office:value-type="string" calcext:value-type="string">
            <text:p><text:span text:style-name="T2">The user name entered is displayed in the “Username” field </text:span></text:p>
            <text:p>The “Username” field is highlighted in red</text:p>
            <text:p>“Sorry, only letters (a-z), numbers (0-9), and periods (.) are allowed” message is shown</text:p>
            <text:p/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ype password in the field “Password” (use 8 or more characters with a mix of letters, numbers &amp; symbol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<text:span text:style-name="T2">The account is not created</text:span></text:p>
            <text:p><text:span text:style-name="T2">The “Username” field is highlighted in red</text:span></text:p>
            <text:p><text:span text:style-name="T2">“Sorry, only letters (a-z), numbers (0-9), and periods (.) are allowed” message is shown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mCreate-13</text:p>
          </table:table-cell>
          <table:table-cell office:value-type="string" calcext:value-type="string">
            <text:p>The “Username” field doesn’t accept a diacritic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name in the field “First name”</text:p>
          </table:table-cell>
          <table:table-cell office:value-type="string" calcext:value-type="string">
            <text:p>The name entered is displayed in the “Fir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last name in the field “Last Name”</text:p>
          </table:table-cell>
          <table:table-cell office:value-type="string" calcext:value-type="string">
            <text:p>The last name entered is displayed in the “Last Name” field 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user name which contains a diacritics (e. g.: ś, ć, ó) <text:s/>in the field “Username”</text:p>
          </table:table-cell>
          <table:table-cell office:value-type="string" calcext:value-type="string">
            <text:p><text:span text:style-name="T2">The user name entered is displayed in the “Username” field </text:span></text:p>
            <text:p>The “Username” field is highlighted in red</text:p>
            <text:p>“Sorry, only letters (a-z), numbers (0-9), and periods (.) are allowed” message is shown</text:p>
            <text:p/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ype password in the field “Password” (use 8 or more characters with a mix of letters, numbers &amp; symbol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<text:span text:style-name="T2">The account is not created</text:span></text:p>
            <text:p><text:span text:style-name="T2">The “Username” field is highlighted in red</text:span></text:p>
            <text:p><text:span text:style-name="T2">“Sorry, only letters (a-z), numbers (0-9), and periods (.) are allowed” message is shown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mCreate-13a</text:p>
          </table:table-cell>
          <table:table-cell office:value-type="string" calcext:value-type="string">
            <text:p>The “Username” field accept a numbe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name in the field “First name”</text:p>
          </table:table-cell>
          <table:table-cell office:value-type="string" calcext:value-type="string">
            <text:p>The name entered is displayed in the “Fir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last name in the field “Last Name”</text:p>
          </table:table-cell>
          <table:table-cell office:value-type="string" calcext:value-type="string">
            <text:p>The last name entered is displayed in the “La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user name which contains a number in the field “Username”</text:p>
          </table:table-cell>
          <table:table-cell office:value-type="string" calcext:value-type="string">
            <text:p>The user name entered is displayed in the “Username” fiel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ype password in the field “Password” (use 8 or more characters with a mix of letters, numbers &amp; symbol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The account is created</text:p>
            <text:p>The Welcome and Personalization  page opens</text:p>
            <text:p> </text:p>
          </table:table-cell>
          <table:table-cell table:number-columns-repeated="1019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mCreate-13b</text:p>
          </table:table-cell>
          <table:table-cell office:value-type="string" calcext:value-type="string">
            <text:p>The “Username” field accept a dot (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name in the field “First name”</text:p>
          </table:table-cell>
          <table:table-cell office:value-type="string" calcext:value-type="string">
            <text:p>The name entered is displayed in the “Fir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last name in the field “Last Name”</text:p>
          </table:table-cell>
          <table:table-cell office:value-type="string" calcext:value-type="string">
            <text:p>The last name entered is displayed in the “La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user name which contains a dot (.) in the field “Username”</text:p>
          </table:table-cell>
          <table:table-cell office:value-type="string" calcext:value-type="string">
            <text:p>The user name entered is displayed in the “Username” fiel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ype password in the field “Password” (use 8 or more characters with a mix of letters, numbers &amp; symbol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The account is created</text:p>
            <text:p>The Welcome and Personalization  page opens</text:p>
            <text:p> </text:p>
          </table:table-cell>
          <table:table-cell table:number-columns-repeated="1019"/>
        </table:table-row>
        <table:table-row table:style-name="ro2" table:number-rows-repeated="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mCreate-14</text:p>
          </table:table-cell>
          <table:table-cell office:value-type="string" calcext:value-type="string">
            <text:p>The “Username” field doesn’t accept a space is midd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name in the field “First name”</text:p>
          </table:table-cell>
          <table:table-cell office:value-type="string" calcext:value-type="string">
            <text:p>The name entered is displayed in the “Fir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last name in the field “Last Name”</text:p>
          </table:table-cell>
          <table:table-cell office:value-type="string" calcext:value-type="string">
            <text:p>The last name entered is displayed in the “Last Name” field 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user name which contains a a space in middle <text:s/>in the field “Username”</text:p>
          </table:table-cell>
          <table:table-cell office:value-type="string" calcext:value-type="string">
            <text:p><text:span text:style-name="T2">The user name entered is displayed in the “Username” field </text:span></text:p>
            <text:p>The “Username” field is highlighted in red</text:p>
            <text:p>“Sorry, only letters (a-z), numbers (0-9), and periods (.) are allowed” message is shown</text:p>
            <text:p/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ype password in the field “Password” (use 8 or more characters with a mix of letters, numbers &amp; symbol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<text:span text:style-name="T2">The account is not created</text:span></text:p>
            <text:p><text:span text:style-name="T2">The “Username” field is highlighted in red</text:span></text:p>
            <text:p><text:span text:style-name="T2">“Sorry, only letters (a-z), numbers (0-9), and periods (.) are allowed” message is shown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mCreate-15</text:p>
          </table:table-cell>
          <table:table-cell office:value-type="string" calcext:value-type="string">
            <text:p>Username length verification (for boundary value: 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name in the field “First name”</text:p>
          </table:table-cell>
          <table:table-cell office:value-type="string" calcext:value-type="string">
            <text:p>The name entered is displayed in the “Fir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last name in the field “Last Name”</text:p>
          </table:table-cell>
          <table:table-cell office:value-type="string" calcext:value-type="string">
            <text:p>The last name entered is displayed in the “Last Name” field 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5-characters user name in the field “Username”</text:p>
          </table:table-cell>
          <table:table-cell office:value-type="string" calcext:value-type="string">
            <text:p><text:span text:style-name="T2">The user name entered is displayed in the “Username” field </text:span></text:p>
            <text:p>The “Username” field is highlighted in red</text:p>
            <text:p>“Sorry, your username must be between 6 and 30 characters long” message is shown</text:p>
            <text:p/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ype password in the field “Password” (use 8 or more characters with a mix of letters, numbers &amp; symbol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<text:span text:style-name="T2">The account is not created</text:span></text:p>
            <text:p><text:span text:style-name="T2">The “Username” field is highlighted in red</text:span></text:p>
            <text:p><text:span text:style-name="T2">“Sorry, your username must be between 6 and 30 characters long” message is shown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GmCreate-16</text:p>
          </table:table-cell>
          <table:table-cell office:value-type="string" calcext:value-type="string">
            <text:p>Username length verification (for boundary value: 6)</text:p>
          </table:table-cell>
          <table:table-cell table:style-name="ce1" office:value-type="string" calcext:value-type="string">
            <text:p>Preconditions</text:p>
          </table:table-cell>
          <table:table-cell office:value-type="string" calcext:value-type="string">
            <text:p>Access to the internet and web browser</text:p>
            <text:p>The Create your Google Account page is open (<text:a xlink:href="https://accounts.google.com/signup/v2/webcreateaccount?service=mail&amp;continue=https%3A%2F%2Fmail.google.com%2Fmail%2F&amp;flowName=GlifWebSignIn&amp;flowEntry=SignUp" xlink:type="simple">https://accounts.google.com/signup/v2/webcreateaccount?service=mail&amp;continue=https%3A%2F%2Fmail.google.com%2Fmail%2F&amp;flowName=GlifWebSignIn&amp;flowEntry=SignUp</text:a>) </text:p>
          </table:table-cell>
          <table:table-cell office:value-type="string" calcext:value-type="string">
            <text:p>The page loads with the elements: </text:p>
            <text:p>*Registration form (First name, Last name, Username, Password, Confirm) </text:p>
            <text:p>* “Sign in instead” button</text:p>
            <text:p>*”Next” button</text:p>
            <text:p>*Language selection option </text:p>
            <text:p>*Help / Privacy / Terms tabs</text:p>
            <text:p><text:span text:style-name="T2">The mouse cursor is set in First name field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ype name in the field “First name”</text:p>
          </table:table-cell>
          <table:table-cell office:value-type="string" calcext:value-type="string">
            <text:p>The name entered is displayed in the “Fir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last name in the field “Last Name”</text:p>
          </table:table-cell>
          <table:table-cell office:value-type="string" calcext:value-type="string">
            <text:p>The last name entered is displayed in the “Last Name” fiel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6-characters new user name (not taken) in the field “Username” (use letters, numbers and periods)</text:p>
          </table:table-cell>
          <table:table-cell office:value-type="string" calcext:value-type="string">
            <text:p>The user name entered is displayed in the “Username” fiel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ype password in the field “Password” (use 8 or more characters with a mix of letters, numbers &amp; symbol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The account is created</text:p>
            <text:p>The Welcome and Personalization  page is opened </text:p>
            <text:p> 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GmCreate-16a</text:p>
          </table:table-cell>
          <table:table-cell office:value-type="string" calcext:value-type="string">
            <text:p>Username length verification (for boundary value: 7)</text:p>
          </table:table-cell>
          <table:table-cell table:style-name="ce1" office:value-type="string" calcext:value-type="string">
            <text:p>Preconditions</text:p>
          </table:table-cell>
          <table:table-cell office:value-type="string" calcext:value-type="string">
            <text:p>Access to the internet and web browser</text:p>
            <text:p>The Create your Google Account page is open (<text:a xlink:href="https://accounts.google.com/signup/v2/webcreateaccount?service=mail&amp;continue=https%3A%2F%2Fmail.google.com%2Fmail%2F&amp;flowName=GlifWebSignIn&amp;flowEntry=SignUp" xlink:type="simple">https://accounts.google.com/signup/v2/webcreateaccount?service=mail&amp;continue=https%3A%2F%2Fmail.google.com%2Fmail%2F&amp;flowName=GlifWebSignIn&amp;flowEntry=SignUp</text:a>) </text:p>
          </table:table-cell>
          <table:table-cell office:value-type="string" calcext:value-type="string">
            <text:p>The page loads with the elements: </text:p>
            <text:p>*Registration form (First name, Last name, Username, Password, Confirm) </text:p>
            <text:p>* “Sign in instead” button</text:p>
            <text:p>*”Next” button</text:p>
            <text:p>*Language selection option </text:p>
            <text:p>*Help / Privacy / Terms tabs</text:p>
            <text:p><text:span text:style-name="T2">The mouse cursor is set in First name field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ype name in the field “First name”</text:p>
          </table:table-cell>
          <table:table-cell office:value-type="string" calcext:value-type="string">
            <text:p>The name entered is displayed in the “Fir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last name in the field “Last Name”</text:p>
          </table:table-cell>
          <table:table-cell office:value-type="string" calcext:value-type="string">
            <text:p>The last name entered is displayed in the “Last Name” fiel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7-characters new user name (not taken) in the field “Username” (use letters, numbers and periods)</text:p>
          </table:table-cell>
          <table:table-cell office:value-type="string" calcext:value-type="string">
            <text:p>The user name entered is displayed in the “Username” fiel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ype password in the field “Password” (use 8 or more characters with a mix of letters, numbers &amp; symbol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The account is created</text:p>
            <text:p>The Welcome and Personalization  page is opened </text:p>
            <text:p> </text:p>
          </table:table-cell>
          <table:table-cell table:number-columns-repeated="1019"/>
        </table:table-row>
        <table:table-row table:style-name="ro2" table:number-rows-repeated="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GmCreate-17</text:p>
          </table:table-cell>
          <table:table-cell office:value-type="string" calcext:value-type="string">
            <text:p>Username length verification (for boundary value: 29)</text:p>
          </table:table-cell>
          <table:table-cell table:style-name="ce1" office:value-type="string" calcext:value-type="string">
            <text:p>Preconditions</text:p>
          </table:table-cell>
          <table:table-cell office:value-type="string" calcext:value-type="string">
            <text:p>Access to the internet and web browser</text:p>
            <text:p>The Create your Google Account page is open (<text:a xlink:href="https://accounts.google.com/signup/v2/webcreateaccount?service=mail&amp;continue=https%3A%2F%2Fmail.google.com%2Fmail%2F&amp;flowName=GlifWebSignIn&amp;flowEntry=SignUp" xlink:type="simple">https://accounts.google.com/signup/v2/webcreateaccount?service=mail&amp;continue=https%3A%2F%2Fmail.google.com%2Fmail%2F&amp;flowName=GlifWebSignIn&amp;flowEntry=SignUp</text:a>) </text:p>
          </table:table-cell>
          <table:table-cell office:value-type="string" calcext:value-type="string">
            <text:p>The page loads with the elements: </text:p>
            <text:p>*Registration form (First name, Last name, Username, Password, Confirm) </text:p>
            <text:p>* “Sign in instead” button</text:p>
            <text:p>*”Next” button</text:p>
            <text:p>*Language selection option </text:p>
            <text:p>*Help / Privacy / Terms tabs</text:p>
            <text:p><text:span text:style-name="T2">The mouse cursor is set in First name field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ype name in the field “First name”</text:p>
          </table:table-cell>
          <table:table-cell office:value-type="string" calcext:value-type="string">
            <text:p>The name entered is displayed in the “Fir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last name in the field “Last Name”</text:p>
          </table:table-cell>
          <table:table-cell office:value-type="string" calcext:value-type="string">
            <text:p>The last name entered is displayed in the “Last Name” fiel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7-characters new user name (not taken) in the field “Username” (use letters, numbers and periods)</text:p>
          </table:table-cell>
          <table:table-cell office:value-type="string" calcext:value-type="string">
            <text:p>The user name entered is displayed in the “Username” fiel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ype password in the field “Password” (use 8 or more characters with a mix of letters, numbers &amp; symbol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The account is created</text:p>
            <text:p>The Welcome and Personalization  page is opened </text:p>
            <text:p> </text:p>
          </table:table-cell>
          <table:table-cell table:number-columns-repeated="1019"/>
        </table:table-row>
        <table:table-row table:style-name="ro2" table:number-rows-repeated="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GmCreate-17a</text:p>
          </table:table-cell>
          <table:table-cell office:value-type="string" calcext:value-type="string">
            <text:p>Username length verification (for boundary value: 30)</text:p>
          </table:table-cell>
          <table:table-cell table:style-name="ce1" office:value-type="string" calcext:value-type="string">
            <text:p>Preconditions</text:p>
          </table:table-cell>
          <table:table-cell office:value-type="string" calcext:value-type="string">
            <text:p>Access to the internet and web browser</text:p>
            <text:p>The Create your Google Account page is open (<text:a xlink:href="https://accounts.google.com/signup/v2/webcreateaccount?service=mail&amp;continue=https%3A%2F%2Fmail.google.com%2Fmail%2F&amp;flowName=GlifWebSignIn&amp;flowEntry=SignUp" xlink:type="simple">https://accounts.google.com/signup/v2/webcreateaccount?service=mail&amp;continue=https%3A%2F%2Fmail.google.com%2Fmail%2F&amp;flowName=GlifWebSignIn&amp;flowEntry=SignUp</text:a>) </text:p>
          </table:table-cell>
          <table:table-cell office:value-type="string" calcext:value-type="string">
            <text:p>The page loads with the elements: </text:p>
            <text:p>*Registration form (First name, Last name, Username, Password, Confirm) </text:p>
            <text:p>* “Sign in instead” button</text:p>
            <text:p>*”Next” button</text:p>
            <text:p>*Language selection option </text:p>
            <text:p>*Help / Privacy / Terms tabs</text:p>
            <text:p><text:span text:style-name="T2">The mouse cursor is set in First name field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ype name in the field “First name”</text:p>
          </table:table-cell>
          <table:table-cell office:value-type="string" calcext:value-type="string">
            <text:p>The name entered is displayed in the “Fir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last name in the field “Last Name”</text:p>
          </table:table-cell>
          <table:table-cell office:value-type="string" calcext:value-type="string">
            <text:p>The last name entered is displayed in the “Last Name” fiel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7-characters new user name (not taken) in the field “Username” (use letters, numbers and periods)</text:p>
          </table:table-cell>
          <table:table-cell office:value-type="string" calcext:value-type="string">
            <text:p>The user name entered is displayed in the “Username” fiel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ype password in the field “Password” (use 8 or more characters with a mix of letters, numbers &amp; symbol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The account is created</text:p>
            <text:p>The Welcome and Personalization  page is opened </text:p>
            <text:p> 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mCreate-18</text:p>
          </table:table-cell>
          <table:table-cell office:value-type="string" calcext:value-type="string">
            <text:p>Username length verification (for boundary value: 3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name in the field “First name”</text:p>
          </table:table-cell>
          <table:table-cell office:value-type="string" calcext:value-type="string">
            <text:p>The name entered is displayed in the “Fir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last name in the field “Last Name”</text:p>
          </table:table-cell>
          <table:table-cell office:value-type="string" calcext:value-type="string">
            <text:p>The last name entered is displayed in the “Last Name” field 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31-characters user name in the field “Username”</text:p>
          </table:table-cell>
          <table:table-cell office:value-type="string" calcext:value-type="string">
            <text:p><text:span text:style-name="T2">The user name entered is displayed in the “Username” field </text:span></text:p>
            <text:p>The “Username” field is highlighted in red</text:p>
            <text:p>“Sorry, your username must be between 6 and 30 characters long” message is shown</text:p>
            <text:p/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ype password in the field “Password” (use 8 or more characters with a mix of letters, numbers &amp; symbol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<text:span text:style-name="T2">The account is not created</text:span></text:p>
            <text:p><text:span text:style-name="T2">The “Username” field is highlighted in red</text:span></text:p>
            <text:p><text:span text:style-name="T2">“Sorry, your username must be between 6 and 30 characters long” message is shown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mCreate-19</text:p>
          </table:table-cell>
          <table:table-cell office:value-type="string" calcext:value-type="string">
            <text:p>The “Password” field is requir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name in the field “First name”</text:p>
          </table:table-cell>
          <table:table-cell office:value-type="string" calcext:value-type="string">
            <text:p>The name entered is displayed in the “Fir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last name in the field “Last Name”</text:p>
          </table:table-cell>
          <table:table-cell office:value-type="string" calcext:value-type="string">
            <text:p>The last name entered is displayed in the “Last Name” fiel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new user name (not taken) in the field “Username” (use letters, numbers and periods)</text:p>
          </table:table-cell>
          <table:table-cell office:value-type="string" calcext:value-type="string">
            <text:p>The user name entered is displayed in the “Username” fiel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<text:span text:style-name="T2">The account is not created</text:span></text:p>
            <text:p><text:span text:style-name="T2">The “Password” field is highlighted in red</text:span></text:p>
            <text:p><text:span text:style-name="T2">“Enter a password” message is shown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mCreate-20</text:p>
          </table:table-cell>
          <table:table-cell office:value-type="string" calcext:value-type="string">
            <text:p>The “Confirm (password)” field is requir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name in the field “First name”</text:p>
          </table:table-cell>
          <table:table-cell office:value-type="string" calcext:value-type="string">
            <text:p>The name entered is displayed in the “Fir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last name in the field “Last Name”</text:p>
          </table:table-cell>
          <table:table-cell office:value-type="string" calcext:value-type="string">
            <text:p>The last name entered is displayed in the “Last Name” fiel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new user name (not taken) in the field “Username” (use letters, numbers and periods)</text:p>
          </table:table-cell>
          <table:table-cell office:value-type="string" calcext:value-type="string">
            <text:p>The user name entered is displayed in the “Username” field 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Type password in the field “Password” (use 8 or more characters with a mix of letters, numbers &amp; symbol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<text:span text:style-name="T2">The account is not created</text:span></text:p>
            <text:p><text:span text:style-name="T2">The “Confirm” field is highlighted in red</text:span></text:p>
            <text:p><text:span text:style-name="T2">“Confirm your password” message is shown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mCreate-21</text:p>
          </table:table-cell>
          <table:table-cell office:value-type="string" calcext:value-type="string">
            <text:p>Password length verification (for boundary value: 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name in the field “First name”</text:p>
          </table:table-cell>
          <table:table-cell office:value-type="string" calcext:value-type="string">
            <text:p>The name entered is displayed in the “Fir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last name in the field “Last Name”</text:p>
          </table:table-cell>
          <table:table-cell office:value-type="string" calcext:value-type="string">
            <text:p>The last name entered is displayed in the “Last Name” fiel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new user name (not taken) in the field “Username” (use letters, numbers and periods)</text:p>
          </table:table-cell>
          <table:table-cell office:value-type="string" calcext:value-type="string">
            <text:p>The user name entered is displayed in the “Username” fiel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ype 7-characters password in the field “Password” (use 7 characters with a mix of letters, numbers &amp; symbol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<text:span text:style-name="T2">The account is not created</text:span></text:p>
            <text:p><text:span text:style-name="T2">The “Password” field is highlighted in red</text:span></text:p>
            <text:p><text:span text:style-name="T2">“Use 8 characters or more” message is shown</text:span> </text:p>
            <text:p> 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mCreate-21a</text:p>
          </table:table-cell>
          <table:table-cell office:value-type="string" calcext:value-type="string">
            <text:p>Password length verification (for boundary value: 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name in the field “First name”</text:p>
          </table:table-cell>
          <table:table-cell office:value-type="string" calcext:value-type="string">
            <text:p>The name entered is displayed in the “Fir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last name in the field “Last Name”</text:p>
          </table:table-cell>
          <table:table-cell office:value-type="string" calcext:value-type="string">
            <text:p>The last name entered is displayed in the “Last Name” fiel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new user name (not taken) in the field “Username” (use letters, numbers and periods)</text:p>
          </table:table-cell>
          <table:table-cell office:value-type="string" calcext:value-type="string">
            <text:p>The user name entered is displayed in the “Username” fiel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ype 8-characters password in the field “Password” (use 7 characters with a mix of letters, numbers &amp; symbol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The account is created</text:p>
            <text:p>The Welcome and Personalization  page is opened </text:p>
            <text:p> </text:p>
          </table:table-cell>
          <table:table-cell table:number-columns-repeated="1019"/>
        </table:table-row>
        <table:table-row table:style-name="ro2" table:number-rows-repeated="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mCreate-21b</text:p>
          </table:table-cell>
          <table:table-cell office:value-type="string" calcext:value-type="string">
            <text:p>Password length verification (for boundary value: 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name in the field “First name”</text:p>
          </table:table-cell>
          <table:table-cell office:value-type="string" calcext:value-type="string">
            <text:p>The name entered is displayed in the “Fir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last name in the field “Last Name”</text:p>
          </table:table-cell>
          <table:table-cell office:value-type="string" calcext:value-type="string">
            <text:p>The last name entered is displayed in the “Last Name” fiel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new user name (not taken) in the field “Username” (use letters, numbers and periods)</text:p>
          </table:table-cell>
          <table:table-cell office:value-type="string" calcext:value-type="string">
            <text:p>The user name entered is displayed in the “Username” fiel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ype 9-characters password in the field “Password” (use 7 characters with a mix of letters, numbers &amp; symbol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The account is created</text:p>
            <text:p>The Welcome and Personalization  page is opened </text:p>
            <text:p> </text:p>
          </table:table-cell>
          <table:table-cell table:number-columns-repeated="1019"/>
        </table:table-row>
        <table:table-row table:style-name="ro2" table:number-rows-repeated="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mCreate-22</text:p>
          </table:table-cell>
          <table:table-cell office:value-type="string" calcext:value-type="string">
            <text:p>Password verification (password must contain a let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name in the field “First name”</text:p>
          </table:table-cell>
          <table:table-cell office:value-type="string" calcext:value-type="string">
            <text:p>The name entered is displayed in the “Fir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last name in the field “Last Name”</text:p>
          </table:table-cell>
          <table:table-cell office:value-type="string" calcext:value-type="string">
            <text:p>The last name entered is displayed in the “Last Name” fiel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new user name (not taken) in the field “Username” (use letters, numbers and periods)</text:p>
          </table:table-cell>
          <table:table-cell office:value-type="string" calcext:value-type="string">
            <text:p>The user name entered is displayed in the “Username” fiel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Type password  containing only numbers and symbols </text:span>in the field “Password” (use min 8 character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9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<text:span text:style-name="T2">The account is not created</text:span></text:p>
            <text:p><text:span text:style-name="T2">The “Password” field is highlighted in red</text:span></text:p>
            <text:p><text:span text:style-name="T2">“Please choose a stronger password. Try a mix of letters, numbers, and symbols.” message is shown</text:span> </text:p>
            <text:p> 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mCreate-23</text:p>
          </table:table-cell>
          <table:table-cell office:value-type="string" calcext:value-type="string">
            <text:p>Password verification (password must contain a numb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name in the field “First name”</text:p>
          </table:table-cell>
          <table:table-cell office:value-type="string" calcext:value-type="string">
            <text:p>The name entered is displayed in the “Fir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last name in the field “Last Name”</text:p>
          </table:table-cell>
          <table:table-cell office:value-type="string" calcext:value-type="string">
            <text:p>The last name entered is displayed in the “Last Name” fiel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new user name (not taken) in the field “Username” (use letters, numbers and periods)</text:p>
          </table:table-cell>
          <table:table-cell office:value-type="string" calcext:value-type="string">
            <text:p>The user name entered is displayed in the “Username” fiel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Type password  containing only letters and symbols </text:span>in the field “Password” (use min 8 character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9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<text:span text:style-name="T2">The account is not created</text:span></text:p>
            <text:p><text:span text:style-name="T2">The “Password” field is highlighted in red</text:span></text:p>
            <text:p><text:span text:style-name="T2">“Please choose a stronger password. Try a mix of letters, numbers, and symbols.” message is shown</text:span> </text:p>
            <text:p> 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mCreate-24</text:p>
          </table:table-cell>
          <table:table-cell office:value-type="string" calcext:value-type="string">
            <text:p>Password verification (password must contain a symbo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name in the field “First name”</text:p>
          </table:table-cell>
          <table:table-cell office:value-type="string" calcext:value-type="string">
            <text:p>The name entered is displayed in the “Fir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last name in the field “Last Name”</text:p>
          </table:table-cell>
          <table:table-cell office:value-type="string" calcext:value-type="string">
            <text:p>The last name entered is displayed in the “Last Name” fiel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new user name (not taken) in the field “Username” (use letters, numbers and periods)</text:p>
          </table:table-cell>
          <table:table-cell office:value-type="string" calcext:value-type="string">
            <text:p>The user name entered is displayed in the “Username” fiel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Type password  containing only letters and numbers </text:span>in the field “Password” (use min 8 character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9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<text:span text:style-name="T2">The account is not created</text:span></text:p>
            <text:p><text:span text:style-name="T2">The “Password” field is highlighted in red</text:span></text:p>
            <text:p><text:span text:style-name="T2">“Please choose a stronger password. Try a mix of letters, numbers, and symbols.” message is shown</text:span> </text:p>
            <text:p> 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mCreate-25</text:p>
          </table:table-cell>
          <table:table-cell office:value-type="string" calcext:value-type="string">
            <text:p><text:span text:style-name="T2">Password verification (</text:span>password can’t starting with a blank spac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name in the field “First name”</text:p>
          </table:table-cell>
          <table:table-cell office:value-type="string" calcext:value-type="string">
            <text:p>The name entered is displayed in the “Fir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last name in the field “Last Name”</text:p>
          </table:table-cell>
          <table:table-cell office:value-type="string" calcext:value-type="string">
            <text:p>The last name entered is displayed in the “Last Name” fiel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new user name (not taken) in the field “Username” (use letters, numbers and periods)</text:p>
          </table:table-cell>
          <table:table-cell office:value-type="string" calcext:value-type="string">
            <text:p>The user name entered is displayed in the “Username” fiel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ype password starting with a blank space in the field “Password” (use 8 or more characters with a mix of letters, numbers &amp; symbol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9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<text:span text:style-name="T2">The account is not created</text:span></text:p>
            <text:p><text:span text:style-name="T2">The “Password” field is highlighted in red</text:span></text:p>
            <text:p><text:span text:style-name="T2">“Your password can’t start or end with a blank space.” message is shown</text:span> </text:p>
            <text:p> 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mCreate-26</text:p>
          </table:table-cell>
          <table:table-cell office:value-type="string" calcext:value-type="string">
            <text:p><text:span text:style-name="T2">Password verification (</text:span>password can’t ending with a blank spac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name in the field “First name”</text:p>
          </table:table-cell>
          <table:table-cell office:value-type="string" calcext:value-type="string">
            <text:p>The name entered is displayed in the “Fir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last name in the field “Last Name”</text:p>
          </table:table-cell>
          <table:table-cell office:value-type="string" calcext:value-type="string">
            <text:p>The last name entered is displayed in the “Last Name” fiel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new user name (not taken) in the field “Username” (use letters, numbers and periods)</text:p>
          </table:table-cell>
          <table:table-cell office:value-type="string" calcext:value-type="string">
            <text:p>The user name entered is displayed in the “Username” fiel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ype password ending with a blank space in the field “Password” (use 8 or more characters with a mix of letters, numbers &amp; symbol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9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<text:span text:style-name="T2">The account is not created</text:span></text:p>
            <text:p><text:span text:style-name="T2">The “Password” field is highlighted in red</text:span></text:p>
            <text:p><text:span text:style-name="T2">“Your password can’t start or end with a blank space.” message is shown</text:span> </text:p>
            <text:p> 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mCreate-27</text:p>
          </table:table-cell>
          <table:table-cell office:value-type="string" calcext:value-type="string">
            <text:p>Password verification (password and password confirm must be the sam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name in the field “First name”</text:p>
          </table:table-cell>
          <table:table-cell office:value-type="string" calcext:value-type="string">
            <text:p>The name entered is displayed in the “Fir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last name in the field “Last Name”</text:p>
          </table:table-cell>
          <table:table-cell office:value-type="string" calcext:value-type="string">
            <text:p>The last name entered is displayed in the “Last Name” fiel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new user name (not taken) in the field “Username” (use letters, numbers and periods)</text:p>
          </table:table-cell>
          <table:table-cell office:value-type="string" calcext:value-type="string">
            <text:p>The user name entered is displayed in the “Username” fiel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ype password in the field “Password” (use 8 or more characters with a mix of letters, numbers &amp; symbol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 a different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“Next” button</text:p>
          </table:table-cell>
          <table:table-cell office:value-type="string" calcext:value-type="string">
            <text:p><text:span text:style-name="T2">The account is not created</text:span></text:p>
            <text:p><text:span text:style-name="T2">The “Confirm” field is highlighted in red</text:span></text:p>
            <text:p><text:span text:style-name="T2">“Those passwords didn’t match. Try again.” message is shown </text:span></text:p>
            <text:p><text:span text:style-name="T2"> </text:span></text:p>
            <text:p> 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mCreate-28</text:p>
          </table:table-cell>
          <table:table-cell office:value-type="string" calcext:value-type="string">
            <text:p>The “Show password” functionality verification <text:s text:c="3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name in the field “First name”</text:p>
          </table:table-cell>
          <table:table-cell office:value-type="string" calcext:value-type="string">
            <text:p>The name entered is displayed in the “Fir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last name in the field “Last Name”</text:p>
          </table:table-cell>
          <table:table-cell office:value-type="string" calcext:value-type="string">
            <text:p>The last name entered is displayed in the “Last Name” fiel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new user name (not taken) in the field “Username” (use letters, numbers and periods)</text:p>
          </table:table-cell>
          <table:table-cell office:value-type="string" calcext:value-type="string">
            <text:p>The user name entered is displayed in the “Username” fiel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ype password in the field “Password” (use 8 or more characters with a mix of letters, numbers &amp; symbol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heck the “Show password” box</text:p>
          </table:table-cell>
          <table:table-cell office:value-type="string" calcext:value-type="string">
            <text:p><text:span text:style-name="T2">The check box marked </text:span></text:p>
            <text:p><text:span text:style-name="T2"> The entered password is displayed without encryption (in the field “Password” and “Confirm”)</text:span></text:p>
            <text:p> 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mCreate-29</text:p>
          </table:table-cell>
          <table:table-cell office:value-type="string" calcext:value-type="string">
            <text:p>All tabs redirect to the appropriate pa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ck on links on the page (Help, Privacy, Terms) </text:p>
          </table:table-cell>
          <table:table-cell office:value-type="string" calcext:value-type="string">
            <text:p>You are directed to the appropriate page which opens in new tab 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mLogin-30</text:p>
          </table:table-cell>
          <table:table-cell office:value-type="string" calcext:value-type="string">
            <text:p><text:span text:style-name="T2">The “Sign in instead</text:span>” link directs to the Sign in p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ck on “Sign in instead”</text:p>
          </table:table-cell>
          <table:table-cell office:value-type="string" calcext:value-type="string">
            <text:p>The Sign in page is ope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mCreate-31</text:p>
          </table:table-cell>
          <table:table-cell office:value-type="string" calcext:value-type="string">
            <text:p>You can change the language of the 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ck on language option</text:p>
          </table:table-cell>
          <table:table-cell office:value-type="string" calcext:value-type="string">
            <text:p>The list of available languages drops dow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hoose any language </text:p>
          </table:table-cell>
          <table:table-cell office:value-type="string" calcext:value-type="string">
            <text:p>The website is translated correctly 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mCreate-32</text:p>
          </table:table-cell>
          <table:table-cell office:value-type="string" calcext:value-type="string">
            <text:p>The tab key on the keyboard takes to the next field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ck on Tab on the keyboard</text:p>
          </table:table-cell>
          <table:table-cell office:value-type="string" calcext:value-type="string">
            <text:p>The course is moved to the next fiel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mCreate-33</text:p>
          </table:table-cell>
          <table:table-cell office:value-type="string" calcext:value-type="string">
            <text:p>Pressing the enter key on the keyboard activates the “Next” butto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name in the field “First name”</text:p>
          </table:table-cell>
          <table:table-cell office:value-type="string" calcext:value-type="string">
            <text:p>The name entered is displayed in the “First name” fiel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last name in the field “Last Name”</text:p>
          </table:table-cell>
          <table:table-cell office:value-type="string" calcext:value-type="string">
            <text:p>The last name entered is displayed in the “Last Name” fiel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ype a new user name (not taken) in the field “Username” (use letters, numbers and periods)</text:p>
          </table:table-cell>
          <table:table-cell office:value-type="string" calcext:value-type="string">
            <text:p>The user name entered is displayed in the “Username” fiel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ype password in the field “Password” (use 8 or more characters with a mix of letters, numbers &amp; symbols)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 again the password in field “Confirm”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ress the enter on the keyboard</text:p>
          </table:table-cell>
          <table:table-cell office:value-type="string" calcext:value-type="string">
            <text:p>The account is created</text:p>
            <text:p>The Welcome and Personalization  page is opened </text:p>
            <text:p> 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 table:number-rows-repeated="10482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.00.0000</text:date>, <text:time style:data-style-name="N2" text:time-value="21:10:18.5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1T21:40:40.348000000</dc:date>
    <meta:editing-duration>PT1H44M47S</meta:editing-duration>
    <meta:editing-cycles>10</meta:editing-cycles>
    <meta:generator>LibreOffice/7.1.5.2$Windows_X86_64 LibreOffice_project/85f04e9f809797b8199d13c421bd8a2b025d52b5</meta:generator>
    <meta:document-statistic meta:table-count="1" meta:cell-count="924" meta:object-count="0"/>
  </office:meta>
</office:document-meta>
</file>